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03eb" officeooo:paragraph-rsid="000503eb"/>
    </style:style>
    <style:style style:name="P2" style:family="paragraph" style:parent-style-name="Preformatted_20_Text">
      <style:text-properties fo:font-size="12pt" fo:font-weight="bold" officeooo:rsid="000503eb" officeooo:paragraph-rsid="000503eb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officeooo:rsid="000503eb" officeooo:paragraph-rsid="000503eb" style:font-size-asian="10.5pt" style:font-size-complex="12pt"/>
    </style:style>
    <style:style style:name="P4" style:family="paragraph" style:parent-style-name="Preformatted_20_Text">
      <style:text-properties fo:font-size="10pt" fo:font-weight="normal" officeooo:rsid="000503eb" officeooo:paragraph-rsid="000503eb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ffrey Ramirez</text:p>
      <text:p text:style-name="P3">CS490-102</text:p>
      <text:p text:style-name="P1"/>
      <text:p text:style-name="P1"/>
      <text:p text:style-name="P2">post.php</text:p>
      <text:p text:style-name="P1"/>
      <text:p text:style-name="P1">&lt;?php</text:p>
      <text:p text:style-name="P1"/>
      <text:p text:style-name="P1"><text:tab/>//Send to Middle</text:p>
      <text:p text:style-name="P1"><text:tab/>$URL = 'https://web.njit.edu/~bc334/middle.php';</text:p>
      <text:p text:style-name="P1"/>
      <text:p text:style-name="P1"><text:tab/>$curlRequest = curl_init();</text:p>
      <text:p text:style-name="P1"><text:tab/></text:p>
      <text:p text:style-name="P1"><text:tab/>//Connection to URL</text:p>
      <text:p text:style-name="P1"><text:tab/>curl_setopt($curlRequest, CURLOPT_URL, $URL);</text:p>
      <text:p text:style-name="P1"><text:tab/></text:p>
      <text:p text:style-name="P1"><text:tab/>//Return as a string</text:p>
      <text:p text:style-name="P1"><text:tab/>curl_setopt($curlRequest, CURLOPT_RETURNTRANSFER, true);</text:p>
      <text:p text:style-name="P1"/>
      <text:p text:style-name="P1"><text:tab/>//Regular HTTP POST</text:p>
      <text:p text:style-name="P1"><text:tab/>curl_setopt($curlRequest, CURLOPT_POST, 1);</text:p>
      <text:p text:style-name="P1"/>
      <text:p text:style-name="P1"><text:tab/>//Full data to post in POST</text:p>
      <text:p text:style-name="P1"><text:tab/>curl_setopt($curlRequest, CURLOPT_POSTFIELDS, http_build_query($_POST));</text:p>
      <text:p text:style-name="P1"/>
      <text:p text:style-name="P1"><text:tab/>$result = curl_exec($curlRequest);</text:p>
      <text:p text:style-name="P1"/>
      <text:p text:style-name="P1"><text:tab/>echo $result;</text:p>
      <text:p text:style-name="P1"><text:tab/>//?</text:p>
      <text:p text:style-name="P1"><text:tab/>//curl_close($curlRequest);</text:p>
      <text:p text:style-name="P1"/>
      <text:p text:style-name="P1">?&gt;</text:p>
      <text:p text:style-name="P1"/>
      <text:p text:style-name="P2">login.php</text:p>
      <text:p text:style-name="P1"/>
      <text:p text:style-name="P1">&lt;!DOCTYPE html&gt;</text:p>
      <text:p text:style-name="P1">&lt;html&gt;</text:p>
      <text:p text:style-name="P1">&lt;head&gt;</text:p>
      <text:p text:style-name="P1"><text:tab/>&lt;link rel="stylesheet" type="text/css" href="loginStyle.css"&gt;</text:p>
      <text:p text:style-name="P1"><text:tab/>&lt;meta charset="utf-8"&gt;</text:p>
      <text:p text:style-name="P1"><text:tab/>&lt;meta name="viewport" content="width=device-width, initial-scale=1"&gt;</text:p>
      <text:p text:style-name="P1">&lt;/head&gt;</text:p>
      <text:p text:style-name="P1">&lt;body&gt;</text:p>
      <text:p text:style-name="P1"/>
      <text:p text:style-name="P1"><text:tab/>&lt;h2&gt;Login Form&lt;/h2&gt;</text:p>
      <text:p text:style-name="P1"/>
      <text:p text:style-name="P1"><text:tab/>&lt;form&gt;</text:p>
      <text:p text:style-name="P1"><text:tab/><text:tab/>&lt;div class="container"&gt;</text:p>
      <text:p text:style-name="P1"><text:tab/><text:tab/><text:tab/>&lt;label&gt;&lt;b&gt;UCID&lt;/b&gt;&lt;/label&gt;</text:p>
      <text:p text:style-name="P1"><text:tab/><text:tab/><text:tab/>&lt;input autocomplete=off type="text" placeholder="Enter UCID" id='ucid' name="ucid" required&gt;</text:p>
      <text:p text:style-name="P1"/>
      <text:p text:style-name="P1"><text:tab/><text:tab/><text:tab/>&lt;label&gt;&lt;b&gt;Password&lt;/b&gt;&lt;/label&gt;</text:p>
      <text:p text:style-name="P1"><text:s text:c="3"/><text:tab/> <text:tab/><text:tab/>&lt;input autocomplete=off type="password" placeholder="Enter Password" <text:s/>id='pwd' name="pwd" required&gt; <text:s text:c="3"/></text:p>
      <text:p text:style-name="P1"><text:s/><text:tab/><text:tab/>&lt;/div&gt;</text:p>
      <text:p text:style-name="P1"><text:tab/>&lt;/form&gt;</text:p>
      <text:p text:style-name="P1"/>
      <text:p text:style-name="P1"><text:soft-page-break/><text:s text:c="3"/><text:tab/>&lt;button type="submit" id="loginBtn"&gt;Login&lt;/button&gt;</text:p>
      <text:p text:style-name="P1"><text:tab/></text:p>
      <text:p text:style-name="P1"><text:tab/>&lt;div id="ajaxRece"&gt;</text:p>
      <text:p text:style-name="P1"><text:tab/>NJIT Connection:&lt;br/&gt;</text:p>
      <text:p text:style-name="P1"><text:tab/>Backend Connection:&lt;br/&gt;</text:p>
      <text:p text:style-name="P1"><text:tab/>&lt;/div&gt;</text:p>
      <text:p text:style-name="P1"><text:tab/></text:p>
      <text:p text:style-name="P1"><text:tab/>&lt;script&gt;</text:p>
      <text:p text:style-name="P1"><text:tab/>var xmlhttp;</text:p>
      <text:p text:style-name="P1"><text:tab/>var handleStateChange=function(){</text:p>
      <text:p text:style-name="P1"><text:tab/><text:tab/>if (xmlhttp.readyState==4 &amp;&amp; xmlhttp.status==200){</text:p>
      <text:p text:style-name="P1"><text:tab/><text:tab/><text:tab/></text:p>
      <text:p text:style-name="P1"><text:tab/><text:tab/><text:tab/>var jsonO = JSON.parse(xmlhttp.responseText);</text:p>
      <text:p text:style-name="P1"><text:tab/><text:tab/><text:tab/></text:p>
      <text:p text:style-name="P1"><text:tab/><text:tab/><text:tab/>var njitConnect = jsonO["njitsuccess"];</text:p>
      <text:p text:style-name="P1"><text:tab/><text:tab/><text:tab/>var dbConnect = jsonO["backendsuccess"];</text:p>
      <text:p text:style-name="P1"/>
      <text:p text:style-name="P1"><text:tab/><text:tab/><text:tab/>console.log(jsonO);</text:p>
      <text:p text:style-name="P1"><text:tab/><text:tab/><text:tab/>document.getElementById("ajaxRece").innerHTML="NJIT Connection: "+njitConnect+"&lt;br/&gt;Backend Connection: "+dbConnect+"\n";</text:p>
      <text:p text:style-name="P1"><text:tab/><text:tab/><text:tab/>//handleResponse(xmlhttp.status, xmlhttp.responseText);</text:p>
      <text:p text:style-name="P1"><text:tab/><text:tab/>}</text:p>
      <text:p text:style-name="P1"><text:tab/>}</text:p>
      <text:p text:style-name="P1"/>
      <text:p text:style-name="P1"><text:tab/>function sendPost(){</text:p>
      <text:p text:style-name="P1"><text:tab/><text:tab/>if (window.XMLHttpRequest){</text:p>
      <text:p text:style-name="P1"><text:tab/><text:tab/><text:tab/>xmlhttp= new XMLHttpRequest();</text:p>
      <text:p text:style-name="P1"><text:tab/><text:tab/>}else{</text:p>
      <text:p text:style-name="P1"><text:tab/><text:tab/><text:tab/>xmlhttp= new ActiveXObject("Microsoft.XMLHTTP");<text:tab/></text:p>
      <text:p text:style-name="P1"><text:tab/><text:tab/>}</text:p>
      <text:p text:style-name="P1"><text:tab/><text:tab/></text:p>
      <text:p text:style-name="P1"><text:tab/><text:tab/>xmlhttp.open("POST", "https://web.njit.edu/~jrr28/CS490/post.php", true);</text:p>
      <text:p text:style-name="P1"><text:tab/><text:tab/></text:p>
      <text:p text:style-name="P1"><text:tab/><text:tab/>xmlhttp.setRequestHeader("Content-type", "application/x-www-form-urlencoded");</text:p>
      <text:p text:style-name="P1"><text:tab/><text:tab/>var ucid = document.getElementById('ucid').value;</text:p>
      <text:p text:style-name="P1"><text:tab/><text:tab/>var pwd = document.getElementById('pwd').value;</text:p>
      <text:p text:style-name="P1"><text:tab/><text:tab/></text:p>
      <text:p text:style-name="P1"><text:tab/><text:tab/>xmlhttp.send("ucid="+encodeURIComponent(ucid)+"&amp;pwd="+encodeURIComponent(pwd));</text:p>
      <text:p text:style-name="P1"><text:tab/><text:tab/></text:p>
      <text:p text:style-name="P1"><text:tab/><text:tab/>xmlhttp.onreadystatechange=handleStateChange;</text:p>
      <text:p text:style-name="P1"><text:tab/></text:p>
      <text:p text:style-name="P1"><text:tab/>}</text:p>
      <text:p text:style-name="P1"><text:tab/>var postButton = document.getElementById("loginBtn");</text:p>
      <text:p text:style-name="P1"><text:tab/>postButton.addEventListener("click", sendPost);<text:tab/></text:p>
      <text:p text:style-name="P1"><text:tab/>&lt;/script&gt;</text:p>
      <text:p text:style-name="P1"/>
      <text:p text:style-name="P1">&lt;/body&gt;</text:p>
      <text:p text:style-name="P1">&lt;/html&gt;</text:p>
      <text:p text:style-name="P1"/>
      <text:p text:style-name="P2">loginStyle.css</text:p>
      <text:p text:style-name="P2"/>
      <text:p text:style-name="P4">form{</text:p>
      <text:p text:style-name="P4"><text:tab/>border:3px solid #fff;</text:p>
      <text:p text:style-name="P4">}</text:p>
      <text:p text:style-name="P4">input[type=text], input[type=password]{</text:p>
      <text:p text:style-name="P4"><text:tab/>width: 100%;</text:p>
      <text:p text:style-name="P4"><text:soft-page-break/><text:tab/>padding: 12px 20px;</text:p>
      <text:p text:style-name="P4"><text:tab/>margin: 8px 0;</text:p>
      <text:p text:style-name="P4"><text:tab/>display: inline-block;</text:p>
      <text:p text:style-name="P4"><text:tab/>box-sizing: border-box;</text:p>
      <text:p text:style-name="P4">}</text:p>
      <text:p text:style-name="P4">button {</text:p>
      <text:p text:style-name="P4"><text:tab/>background-color: #3ba57e;</text:p>
      <text:p text:style-name="P4"><text:tab/>color: #fff;</text:p>
      <text:p text:style-name="P4"><text:tab/>padding: 14px 20px;</text:p>
      <text:p text:style-name="P4"><text:tab/>margin: 8px 0;</text:p>
      <text:p text:style-name="P4"><text:tab/>border:none;</text:p>
      <text:p text:style-name="P4"><text:tab/>cursor: pointer;</text:p>
      <text:p text:style-name="P4"><text:tab/>width: 100%;</text:p>
      <text:p text:style-name="P4">}</text:p>
      <text:p text:style-name="P4">button:hover {</text:p>
      <text:p text:style-name="P4"><text:tab/>opacity: 0.8;</text:p>
      <text:p text:style-name="P4">}</text:p>
      <text:p text:style-name="P4"/>
      <text:p text:style-name="P4">.cancelbtn {</text:p>
      <text:p text:style-name="P4"><text:tab/>width: auto;</text:p>
      <text:p text:style-name="P4"><text:tab/>padding: 10px 18px;</text:p>
      <text:p text:style-name="P4"><text:tab/>background-color: #f44336;</text:p>
      <text:p text:style-name="P4">}</text:p>
      <text:p text:style-name="P4"/>
      <text:p text:style-name="P4">.imgcontainer {</text:p>
      <text:p text:style-name="P4"><text:tab/>text-align: center;</text:p>
      <text:p text:style-name="P4"><text:tab/>margin: 24px 0 12px 0;</text:p>
      <text:p text:style-name="P4">}</text:p>
      <text:p text:style-name="P4"/>
      <text:p text:style-name="P4">.container {</text:p>
      <text:p text:style-name="P4"><text:tab/>padding: 16px;</text:p>
      <text:p text:style-name="P4">}</text:p>
      <text:p text:style-name="P4"/>
      <text:p text:style-name="P4">span.psw {</text:p>
      <text:p text:style-name="P4"><text:tab/>float: right;</text:p>
      <text:p text:style-name="P4"><text:tab/>padding-top: 16px;</text:p>
      <text:p text:style-name="P4">}</text:p>
      <text:p text:style-name="P4"/>
      <text:p text:style-name="P4">@media screen and (max-width: 300px) { </text:p>
      <text:p text:style-name="P4"><text:tab/>span.psw {</text:p>
      <text:p text:style-name="P4"><text:tab/><text:tab/>display: block;</text:p>
      <text:p text:style-name="P4"><text:tab/><text:tab/>float: none;</text:p>
      <text:p text:style-name="P4"><text:tab/>}</text:p>
      <text:p text:style-name="P4"><text:tab/>.cancelbtn {</text:p>
      <text:p text:style-name="P4"><text:tab/><text:tab/>width: 100%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2T17:15:13.165985924</dc:date>
    <meta:editing-duration>PT8M45S</meta:editing-duration>
    <meta:editing-cycles>1</meta:editing-cycles>
    <meta:document-statistic meta:table-count="0" meta:image-count="0" meta:object-count="0" meta:page-count="3" meta:paragraph-count="132" meta:word-count="265" meta:character-count="2968" meta:non-whitespace-character-count="2660"/>
    <meta:generator>LibreOffice/5.1.6.2$Linux_X86_64 LibreOffice_project/10m0$Build-2</meta:generator>
  </office:meta>
</office:document-meta>
</file>